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80000001E090EA30A937E4DCB2.png" manifest:media-type="image/png"/>
  <manifest:file-entry manifest:full-path="Pictures/1000020000000280000001E0CAA7BE065E524331.png" manifest:media-type="image/png"/>
  <manifest:file-entry manifest:full-path="Pictures/1000020000000280000001E0757C31B2A3CA714D.png" manifest:media-type="image/png"/>
  <manifest:file-entry manifest:full-path="Pictures/1000020000000280000001E006748C74BED56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cm" svg:height="4.87cm" svg:x="0.125cm" svg:y="0.08cm">
          <draw:image xlink:href="Pictures/1000020000000280000001E006748C74BED56B67.png" xlink:type="simple" xlink:show="embed" xlink:actuate="onLoad">
            <text:p/>
          </draw:image>
        </draw:frame>
        <draw:frame draw:style-name="gr1" draw:text-style-name="P1" draw:layer="layout" svg:width="6.5cm" svg:height="4.87cm" svg:x="6.905cm" svg:y="0.137cm">
          <draw:image xlink:href="Pictures/1000020000000280000001E0757C31B2A3CA714D.png" xlink:type="simple" xlink:show="embed" xlink:actuate="onLoad">
            <text:p/>
          </draw:image>
        </draw:frame>
        <draw:frame draw:style-name="gr1" draw:text-style-name="P1" draw:layer="layout" svg:width="6.5cm" svg:height="4.86cm" svg:x="0.195cm" svg:y="6.307cm">
          <draw:image xlink:href="Pictures/1000020000000280000001E090EA30A937E4DCB2.png" xlink:type="simple" xlink:show="embed" xlink:actuate="onLoad">
            <text:p/>
          </draw:image>
        </draw:frame>
        <draw:frame draw:style-name="gr1" draw:text-style-name="P1" draw:layer="layout" svg:width="6.5cm" svg:height="4.86cm" svg:x="6.895cm" svg:y="6.347cm">
          <draw:image xlink:href="Pictures/1000020000000280000001E0CAA7BE065E524331.png" xlink:type="simple" xlink:show="embed" xlink:actuate="onLoad">
            <text:p/>
          </draw:image>
        </draw:frame>
        <draw:frame draw:style-name="gr2" draw:text-style-name="P3" draw:layer="layout" svg:width="5cm" svg:height="0.6cm" svg:x="1.095cm" svg:y="5.307cm">
          <draw:text-box>
            <text:p text:style-name="P2"><text:span text:style-name="T1">(a) </text:span><text:span text:style-name="T2">Citrobacter freundii </text:span><text:span text:style-name="T1">CAV1374</text:span></text:p>
          </draw:text-box>
        </draw:frame>
        <draw:frame draw:style-name="gr2" draw:text-style-name="P3" draw:layer="layout" svg:width="5cm" svg:height="0.6cm" svg:x="7.795cm" svg:y="5.307cm">
          <draw:text-box>
            <text:p text:style-name="P2"><text:span text:style-name="T1">(b) </text:span><text:span text:style-name="T2">Escherichia coli</text:span><text:span text:style-name="T1"> K12 MG1655</text:span></text:p>
          </draw:text-box>
        </draw:frame>
        <draw:frame draw:style-name="gr2" draw:text-style-name="P3" draw:layer="layout" svg:width="5cm" svg:height="0.6cm" svg:x="1.095cm" svg:y="11.607cm">
          <draw:text-box>
            <text:p text:style-name="P2"><text:span text:style-name="T1">(c) </text:span><text:span text:style-name="T2">Klebsiella</text:span><text:span text:style-name="T1"> 30660 NJST258</text:span></text:p>
          </draw:text-box>
        </draw:frame>
        <draw:frame draw:style-name="gr2" draw:text-style-name="P3" draw:layer="layout" svg:width="5cm" svg:height="0.6cm" svg:x="7.895cm" svg:y="11.607cm">
          <draw:text-box>
            <text:p text:style-name="P2"><text:span text:style-name="T1">(d) </text:span><text:span text:style-name="T2">Klebsiella</text:span><text:span text:style-name="T1"> NTUH K204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5:31:30.211133020</dc:date>
    <meta:editing-duration>PT1H40M58S</meta:editing-duration>
    <meta:editing-cycles>6</meta:editing-cycles>
    <meta:generator>LibreOffice/5.1.6.2$Linux_X86_64 LibreOffice_project/10m0$Build-2</meta:generator>
    <meta:document-statistic meta:object-count="8"/>
  </office:meta>
</office:document-meta>
</file>